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. Jastrow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13, 1892</text:p>
      <text:p text:style-name="P5">Month<text:tab/><text:tab/><text:tab/><text:tab/><text:tab/><text:tab/>Sept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Pha Septbr 13. 92/</text:p>
      <text:p text:style-name="P3"><text:tab/>Dear Sir! <text:s/>I beg to acknowledge, with sincere thanks, the/ receipt of check for $25 from Mr Gerson L. Kahn, endorsed/ by you to my order. <text:s/>As to the wedding fee from Mr Leo/ Meyer which you found fit to refer to me, I received/ this morning $5(!)--I feel sorry that I had to add/ to your many labors especially at a season when rest/ would be most welcome, but, on the other hand, it was/ a source of great consolation to me that I was so/ ably substituted by one whose kindness of heart/ is only equalled[sic!] by his learning and devotion./ <text:s/>Thanking you for, and reciprocating your good/ wishes for [Hebrew], I beg to sign/ Your grateful friend/ M Jastrow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3:43:07.84</meta:creation-date>
    <dc:date>2011-12-06T13:48:20.29</dc:date>
    <dc:creator>Penn Libraries</dc:creator>
    <meta:editing-duration>PT00H05M1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2" meta:word-count="291" meta:character-count="1947"/>
  </office:meta>
</office:document-meta>
</file>